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99ea"/>
    </style:style>
    <style:style style:name="P2" style:family="paragraph" style:parent-style-name="Standard">
      <style:text-properties officeooo:rsid="001799ea" officeooo:paragraph-rsid="001799ea"/>
    </style:style>
    <style:style style:name="P3" style:family="paragraph" style:parent-style-name="Standard">
      <style:text-properties officeooo:rsid="00197f06" officeooo:paragraph-rsid="00197f06"/>
    </style:style>
    <style:style style:name="P4" style:family="paragraph" style:parent-style-name="Standard">
      <style:text-properties officeooo:rsid="001acdda" officeooo:paragraph-rsid="001acdda"/>
    </style:style>
    <style:style style:name="T1" style:family="text">
      <style:text-properties officeooo:rsid="001acd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021/09/24</text:p>
      <text:p text:style-name="Standard">Mise en place du groupe, organisation des taches.</text:p>
      <text:p text:style-name="Standard"/>
      <text:p text:style-name="Standard">30/09/2021</text:p>
      <text:p text:style-name="Standard">Finalisation des simulations pour le contrôle MOSFET (PWL) par Paul.</text:p>
      <text:p text:style-name="Standard"/>
      <text:p text:style-name="P1">10/10/21</text:p>
      <text:p text:style-name="P2">Début interface Tkinter sous python</text:p>
      <text:p text:style-name="Standard"/>
      <text:p text:style-name="Standard">11/10/21</text:p>
      <text:p text:style-name="Standard">Tests serial en stm32 avec les cartes f103C8 et nucléo f073. C'est ok ça marche</text:p>
      <text:p text:style-name="Standard">J'ai installé Linux sur mon ps et flashé une image de rasbian pour le raseberie pie.</text:p>
      <text:p text:style-name="Standard"/>
      <text:p text:style-name="P3">16/10/2021</text:p>
      <text:p text:style-name="P3">Il y avait un problème avec les UARTS sur la f072RB. </text:p>
      <text:p text:style-name="P3">J’ai testé les sorties :</text:p>
      <text:p text:style-name="P3">- PA0, PA9, <text:span text:style-name="T1">PA8</text:span> ok</text:p>
      <text:p text:style-name="P4">Les sorties semblent ok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6T12:52:03.752000000</dc:date>
    <meta:editing-duration>PT4M15S</meta:editing-duration>
    <meta:editing-cycles>5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14" meta:word-count="84" meta:character-count="479" meta:non-whitespace-character-count="408"/>
  </office:meta>
</office:document-meta>
</file>